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רשת air-gap היא רשת לא מחוברת לרשת העולמית (Internet) בשום צורה. ההגיון מאחורי זה הוא די פשוט - לא יהיו פריצות לרשת/עמדה אם מלהתחילה אי אפשר להגיע אליה באמצעות תקשורת.</text:p>
      <text:p text:style-name="P1"/>
      <text:p text:style-name="P1">2. משום שאין אפשרות לשלוח פקטות לרשת air-gap, דרכים לפרוץ לרשת כזאת הם חומרתיים.</text:p>
      <text:p text:style-name="P1"/>
      <text:p text:style-name="P1">- physical media: מוציאים דרך להכניס רכיב אחסון (דיסק און קי) לאחד המחשבים המבודדים כדי להשתלט על המחשב או לדלוף מידע</text:p>
      <text:p text:style-name="P1"/>
      <text:p text:style-name="P1">- ultrasonic frequencies: בהנחה ויש שליטה במחשב המבודד, מדליפים מידע באמצעות נגינה של תדירויות היותר גבוהות מתווח שמיעה של בני אדם (מעבר ל 18000 הרץ) דרך הרמקול והקלטה של אותן התדירויות עם מיקרופון מוחבא.</text:p>
      <text:p text:style-name="P1"/>
      <text:p text:style-name="P1">- fan control: בהנחה ויש שליטה במחשב המבודד והפעם אין רמקולים מחוברים למחשב, יש אפשרות לשלוט בתדירות של מאווררים המחוברים לחומרה בתוך המארז של המחשב. זה מאפשר לנו לנגן תדירויות מסוימות דרך המאוורר עצמו ושוב להשתמש במיקרופון מוחבא כדי להאזין ולהקליט.</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18:53:49.575894584</meta:creation-date>
    <dc:date>2021-10-22T18:56:19.261066227</dc:date>
    <meta:editing-duration>PT2M29S</meta:editing-duration>
    <meta:editing-cycles>2</meta:editing-cycles>
    <meta:generator>LibreOffice/6.4.7.2$Linux_X86_64 LibreOffice_project/40$Build-2</meta:generator>
    <meta:document-statistic meta:table-count="0" meta:image-count="0" meta:object-count="0" meta:page-count="1" meta:paragraph-count="5" meta:word-count="141" meta:character-count="820" meta:non-whitespace-character-count="684"/>
  </office:meta>
</office:document-meta>
</file>